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846cm" fo:min-width="4.7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6.096cm" svg:x="2.016cm" svg:y="3.159cm">
          <text:p text:style-name="P1">Python</text:p>
          <text:p text:style-name="P1"/>
          <text:p text:style-name="P1">- Annotation</text:p>
          <text:p text:style-name="P1">- Serialization</text:p>
          <text:p text:style-name="P1">- Data forward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07cm" svg:height="6.096cm" svg:x="7.731cm" svg:y="3.159cm">
          <text:p text:style-name="P1">C/C++</text:p>
          <text:p text:style-name="P1"/>
          <text:p text:style-name="P1">- Conversion to</text:p>
          <text:p text:style-name="P1"><text:s text:c="3"/>Java objects</text:p>
          <text:p text:style-name="P1"><text:s text:c="3"/>via JNI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07cm" svg:height="6.096cm" svg:x="13.446cm" svg:y="3.159cm">
          <text:p text:style-name="P1">Runtime/Master<text:line-break/> <text:s text:c="7"/>(Java)</text:p>
          <text:p text:style-name="P1">- Parameter</text:p>
          <text:p text:style-name="P1"><text:s text:c="2"/>registration</text:p>
          <text:p text:style-name="P1">- Dependency</text:p>
          <text:p text:style-name="P1"><text:s text:c="2"/>calculation</text:p>
          <text:p text:style-name="P1">- Data transf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6.096cm" svg:x="10.652cm" svg:y="10.391cm">
          <text:p text:style-name="P1">Runtime/Worker</text:p>
          <text:p text:style-name="P1"><text:s text:c="9"/>(Java)</text:p>
          <text:p text:style-name="P1">- Receive tasks</text:p>
          <text:p text:style-name="P1">- Ask for</text:p>
          <text:p text:style-name="P1"><text:s text:c="2"/>parameters</text:p>
          <text:p text:style-name="P1">- Invoke the</text:p>
          <text:p text:style-name="P1"><text:s text:c="2"/>Python work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07cm" svg:height="6.096cm" svg:x="4.81cm" svg:y="10.391cm">
          <text:p text:style-name="P1">Python Worker</text:p>
          <text:p text:style-name="P1"><text:s text:c="8"/></text:p>
          <text:p text:style-name="P1">- Receive tasks</text:p>
          <text:p text:style-name="P1">- Deserialize</text:p>
          <text:p text:style-name="P1"><text:s text:c="2"/>parameters</text:p>
          <text:p text:style-name="P1">- Reconstruct</text:p>
          <text:p text:style-name="P1"><text:s text:c="2"/>task arguments</text:p>
          <text:p text:style-name="P1">- Notify runti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388cm" svg:x1="4.619cm" svg:y1="3.159cm" svg:x2="10.334cm" svg:y2="3.159cm" draw:start-shape="id1" draw:end-shape="id2" draw:end-glue-point="0" svg:d="M4619 3159v-889h5715v889" svg:viewBox="0 0 5716 890">
          <text:p/>
        </draw:connector>
        <draw:connector draw:style-name="gr2" draw:text-style-name="P2" draw:layer="layout" draw:line-skew="-0.388cm" svg:x1="10.652cm" svg:y1="3.159cm" svg:x2="16.367cm" svg:y2="3.159cm" svg:d="M10652 3159v-889h5715v889" svg:viewBox="0 0 5716 890">
          <text:p/>
        </draw:connector>
        <draw:connector draw:style-name="gr2" draw:text-style-name="P2" draw:layer="layout" draw:line-skew="0.262cm" svg:x1="18.653cm" svg:y1="6.207cm" svg:x2="15.859cm" svg:y2="13.439cm" draw:start-shape="id3" draw:start-glue-point="1" draw:end-shape="id4" svg:d="M18653 6207h762v7232h-3556" svg:viewBox="0 0 3557 7233">
          <text:p/>
        </draw:connector>
        <draw:connector draw:style-name="gr2" draw:text-style-name="P2" draw:layer="layout" draw:line-skew="0.261cm" svg:x1="13.128cm" svg:y1="16.487cm" svg:x2="7.413cm" svg:y2="16.487cm" draw:end-shape="id5" draw:end-glue-point="2" svg:d="M13128 16487v762h-5715v-762" svg:viewBox="0 0 5716 763">
          <text:p/>
        </draw:connector>
        <draw:connector draw:style-name="gr2" draw:text-style-name="P2" draw:layer="layout" draw:line-skew="-0.254cm" svg:x1="7.413cm" svg:y1="10.391cm" svg:x2="13.255cm" svg:y2="10.391cm" draw:start-shape="id5" draw:start-glue-point="0" draw:end-shape="id4" svg:d="M7413 10391v-755h5842v755" svg:viewBox="0 0 5843 7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2:18:00.747101614</meta:creation-date>
    <dc:date>2019-05-21T12:26:30.791101081</dc:date>
    <meta:editing-duration>PT8M26S</meta:editing-duration>
    <meta:editing-cycles>11</meta:editing-cycles>
    <meta:generator>LibreOffice/6.0.7.3$Linux_X86_64 LibreOffice_project/00m0$Build-3</meta:generator>
    <meta:document-statistic meta:object-count="10"/>
  </office:meta>
</office:document-meta>
</file>